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428" draw:textarea-horizontal-align="justify" draw:textarea-vertical-align="middle" draw:auto-grow-height="false" fo:min-height="0.131cm" fo:min-width="0.389cm"/>
    </style:style>
    <style:style style:name="gr2" style:family="graphic" style:parent-style-name="standard">
      <style:graphic-properties svg:stroke-color="#b2b2b2" draw:fill="solid" draw:fill-color="#000000" draw:textarea-horizontal-align="justify" draw:textarea-vertical-align="middle" draw:auto-grow-height="false" fo:min-height="1.401cm" fo:min-width="1.341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919cm" fo:min-width="0.669cm"/>
    </style:style>
    <style:style style:name="gr4" style:family="graphic" style:parent-style-name="standard">
      <style:graphic-properties svg:stroke-color="#000000" draw:fill-color="#333333" draw:textarea-horizontal-align="justify" draw:textarea-vertical-align="middle" draw:auto-grow-height="false" fo:min-height="0.649cm" fo:min-width="0.399cm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.181cm" fo:min-width="0cm"/>
    </style:style>
    <style:style style:name="gr6" style:family="graphic" style:parent-style-name="standard">
      <style:graphic-properties draw:fill-color="#3faf46" draw:textarea-horizontal-align="justify" draw:textarea-vertical-align="middle" draw:auto-grow-height="false" fo:min-height="3.941cm" fo:min-width="3.691cm" draw:shadow="hidden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9cm" fo:min-width="0.04cm" draw:shadow="hidden"/>
    </style:style>
    <style:style style:name="gr8" style:family="graphic" style:parent-style-name="standard">
      <style:graphic-properties draw:fill-color="#ffde59" draw:textarea-horizontal-align="justify" draw:textarea-vertical-align="middle" draw:auto-grow-height="false" fo:min-height="0.11cm" fo:min-width="0cm" draw:shadow="hidden"/>
    </style:style>
    <style:style style:name="gr9" style:family="graphic" style:parent-style-name="standard">
      <style:graphic-properties draw:fill-color="#ffde59" draw:textarea-horizontal-align="justify" draw:textarea-vertical-align="middle" draw:auto-grow-height="false" fo:min-height="0.258cm" fo:min-width="0.00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83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02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537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25cm"/>
    </style:style>
    <style:style style:name="gr16" style:family="graphic" style:parent-style-name="standard">
      <style:graphic-properties draw:fill-color="#ffd428" draw:textarea-horizontal-align="justify" draw:textarea-vertical-align="middle" draw:auto-grow-height="false" fo:min-height="0.113cm" fo:min-width="0.498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658cm" fo:min-width="0.406cm"/>
    </style:style>
    <style:style style:name="gr18" style:family="graphic" style:parent-style-name="standard">
      <style:graphic-properties draw:fill-color="#808080" draw:textarea-horizontal-align="justify" draw:textarea-vertical-align="middle" draw:auto-grow-height="false" fo:min-height="0.295cm" fo:min-width="0.046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0.659cm" fo:min-width="0.406cm"/>
    </style:style>
    <style:style style:name="gr20" style:family="graphic" style:parent-style-name="standard">
      <style:graphic-properties draw:fill-color="#808080" draw:textarea-horizontal-align="justify" draw:textarea-vertical-align="middle" draw:auto-grow-height="false" fo:min-height="0.293cm" fo:min-width="0.046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657cm" fo:min-width="0.406cm"/>
    </style:style>
    <style:style style:name="gr22" style:family="graphic" style:parent-style-name="standard">
      <style:graphic-properties draw:fill-color="#808080" draw:textarea-horizontal-align="justify" draw:textarea-vertical-align="middle" draw:auto-grow-height="false" fo:min-height="0.294cm" fo:min-width="0.046cm"/>
    </style:style>
    <style:style style:name="gr23" style:family="graphic" style:parent-style-name="standard">
      <style:graphic-properties draw:stroke="none" svg:stroke-color="#000000" draw:fill="none" draw:fill-color="#ffffff" fo:min-height="7.111cm"/>
    </style:style>
    <style:style style:name="gr24" style:family="graphic" style:parent-style-name="standard">
      <style:graphic-properties draw:fill-color="#ffd428" draw:textarea-horizontal-align="justify" draw:textarea-vertical-align="middle" draw:auto-grow-height="false" fo:min-height="0.031cm" fo:min-width="0.157cm"/>
    </style:style>
    <style:style style:name="gr25" style:family="graphic" style:parent-style-name="standard">
      <style:graphic-properties draw:fill-color="#1c1c1c" draw:textarea-horizontal-align="justify" draw:textarea-vertical-align="middle" draw:auto-grow-height="false" fo:min-height="0.5cm" fo:min-width="0cm"/>
    </style:style>
    <style:style style:name="gr26" style:family="graphic" style:parent-style-name="standard">
      <style:graphic-properties draw:fill-color="#999999" draw:textarea-horizontal-align="justify" draw:textarea-vertical-align="middle" draw:auto-grow-height="false" fo:min-height="0.875cm" fo:min-width="0.157cm"/>
    </style:style>
    <style:style style:name="gr27" style:family="graphic" style:parent-style-name="standard">
      <style:graphic-properties draw:fill-color="#1c1c1c" draw:textarea-horizontal-align="justify" draw:textarea-vertical-align="middle" draw:auto-grow-height="false" fo:min-height="0.501cm" fo:min-width="0cm"/>
    </style:style>
    <style:style style:name="gr28" style:family="graphic" style:parent-style-name="standard">
      <style:graphic-properties draw:stroke="solid" draw:stroke-dash="Ultrafine_20_Dashed" svg:stroke-width="0.212cm" svg:stroke-color="#ff0000" draw:marker-start="Circl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fo:min-height="1.1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5cm"/>
    </style:style>
    <style:style style:name="gr31" style:family="graphic" style:parent-style-name="standard">
      <style:graphic-properties svg:stroke-width="0.106cm" svg:stroke-color="#dde8cb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fill-color="#999999" draw:textarea-horizontal-align="justify" draw:textarea-vertical-align="middle" draw:auto-grow-height="false" fo:min-height="0.412cm" fo:min-width="3.365cm"/>
    </style:style>
    <style:style style:name="gr33" style:family="graphic" style:parent-style-name="standard">
      <style:graphic-properties draw:fill-color="#999999" draw:textarea-horizontal-align="justify" draw:textarea-vertical-align="middle" draw:auto-grow-height="false" fo:min-height="0.268cm" fo:min-width="0.85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0.412cm" fo:min-width="0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1.782cm" fo:min-width="2.9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818cm"/>
    </style:style>
    <style:style style:name="gr37" style:family="graphic" style:parent-style-name="standard">
      <style:graphic-properties svg:stroke-width="0.106cm" svg:stroke-color="#000000" draw:marker-start="" draw:marker-start-width="0.458cm" draw:marker-end="Circle" draw:marker-end-width="0.458cm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d4ea6b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39" style:family="graphic" style:parent-style-name="standard">
      <style:graphic-properties svg:stroke-width="0.106cm" svg:stroke-color="#5eb91e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0" style:family="graphic" style:parent-style-name="standard">
      <style:graphic-properties svg:stroke-width="0.106cm" svg:stroke-color="#ffbf00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1" style:family="graphic" style:parent-style-name="standard">
      <style:graphic-properties svg:stroke-width="0.106cm" svg:stroke-color="#cccccc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ffa6a6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000000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4" style:family="graphic" style:parent-style-name="standard">
      <style:graphic-properties svg:stroke-width="0.106cm" svg:stroke-color="#ff0000" draw:marker-start="Circle" draw:marker-start-width="0.458cm" draw:marker-end="" draw:marker-end-width="0.458cm" draw:textarea-vertical-align="middle" fo:padding-top="0.177cm" fo:padding-bottom="0.177cm" fo:padding-left="0.302cm" fo:padding-right="0.302cm"/>
    </style:style>
    <style:style style:name="gr45" style:family="graphic" style:parent-style-name="standard">
      <style:graphic-properties svg:stroke-width="0.106cm" svg:stroke-color="#ffbf00" draw:marker-start="" draw:marker-start-width="0.458cm" draw:marker-end="Circle" draw:marker-end-width="0.458cm" draw:textarea-vertical-align="middle" fo:padding-top="0.177cm" fo:padding-bottom="0.177cm" fo:padding-left="0.302cm" fo:padding-right="0.302cm"/>
    </style:style>
    <style:style style:name="gr46" style:family="graphic" style:parent-style-name="standard">
      <style:graphic-properties svg:stroke-width="0.106cm" svg:stroke-color="#ffa6a6" draw:marker-start="" draw:marker-start-width="0.458cm" draw:marker-end="Circle" draw:marker-end-width="0.458cm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svg:stroke-width="0.106cm" svg:stroke-color="#cccccc" draw:marker-start="" draw:marker-start-width="0.458cm" draw:marker-end="Circle" draw:marker-end-width="0.458cm" draw:textarea-vertical-align="middle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dde8cb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0" style:family="graphic" style:parent-style-name="objectwithoutfill">
      <style:graphic-properties svg:stroke-width="0.106cm" svg:stroke-color="#d4ea6b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1" style:family="graphic" style:parent-style-name="objectwithoutfill">
      <style:graphic-properties svg:stroke-width="0.106cm" svg:stroke-color="#5eb91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9cm" fo:min-width="3.964cm"/>
    </style:style>
    <style:style style:name="P1" style:family="paragraph">
      <loext:graphic-properties draw:fill-color="#ffd428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3faf46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de59"/>
      <style:paragraph-properties fo:text-align="center"/>
    </style:style>
    <style:style style:name="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P10" style:family="paragraph">
      <loext:graphic-properties draw:fill="none" draw:fill-color="#ffffff"/>
      <style:text-properties fo:color="#ffffff" fo:font-size="8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-color="#808080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="none"/>
      <style:paragraph-properties fo:text-align="center"/>
      <style:text-properties fo:color="#ff0000" style:text-underline-style="none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7pt" style:font-size-asian="5pt" style:font-size-complex="5pt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000000" style:text-underline-style="none" fo:font-weight="bold" style:font-weight-asian="bold" style:font-weight-complex="bold"/>
    </style:style>
    <style:style style:name="P23" style:family="paragraph">
      <loext:graphic-properties draw:fill="none" draw:fill-color="#ffffff"/>
      <style:text-properties style:font-name="Arial Black" fo:font-size="20pt" style:font-size-asian="20pt" style:font-size-complex="20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fo:font-size="8pt" style:font-size-asian="10pt" style:font-size-complex="1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underline-style="none" fo:font-weight="normal" style:font-weight-asian="normal" style:font-weight-complex="normal"/>
    </style:style>
    <style:style style:name="T7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fo:font-size="14pt" style:text-underline-style="none" fo:font-weight="bold" style:font-size-asian="14pt" style:font-weight-asian="bold" style:font-size-complex="14pt" style:font-weight-complex="bold"/>
    </style:style>
    <style:style style:name="T9" style:family="text">
      <style:text-properties fo:font-size="7pt" style:font-size-asian="5pt" style:font-size-complex="5pt"/>
    </style:style>
    <style:style style:name="T10" style:family="text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style:font-name="Arial Bl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889cm" svg:height="0.381cm" svg:x="4.175cm" svg:y="10.779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889cm" svg:height="0.381cm" svg:x="4.175cm" svg:y="9.50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1.841cm" svg:height="1.651cm" svg:x="2.534cm" svg:y="9.50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g>
                <draw:custom-shape draw:style-name="gr3" draw:text-style-name="P3" draw:layer="layout" svg:width="1.651cm" svg:height="1.651cm" svg:x="1.67cm" svg:y="9.509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4" draw:text-style-name="P4" draw:layer="layout" svg:width="1.271cm" svg:height="1.271cm" svg:x="1.86cm" svg:y="9.699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5" draw:text-style-name="P5" draw:layer="layout" svg:width="0.609cm" svg:height="0.609cm" svg:x="2.191cm" svg:y="10.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g>
              <draw:g>
                <draw:g>
                  <draw:g>
                    <draw:custom-shape draw:style-name="gr6" draw:text-style-name="P6" draw:layer="layout" svg:width="4.191cm" svg:height="4.191cm" svg:x="6.617cm" svg:y="1.889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7" draw:text-style-name="P7" draw:layer="layout" svg:width="0.762cm" svg:height="0.762cm" svg:x="6.717cm" svg:y="5.218cm">
                      <text:p/>
  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7" draw:layer="layout" svg:width="0.762cm" svg:height="0.762cm" svg:x="9.946cm" svg:y="1.989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g>
                  <draw:custom-shape draw:style-name="gr8" draw:text-style-name="P8" draw:layer="layout" svg:width="0.508cm" svg:height="0.508cm" svg:x="7.633cm" svg:y="5.47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8" draw:layer="layout" svg:width="0.508cm" svg:height="0.508cm" svg:x="8.269cm" svg:y="5.47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8" draw:text-style-name="P8" draw:layer="layout" svg:width="0.508cm" svg:height="0.508cm" svg:x="10.173cm" svg:y="5.472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8" draw:layer="layout" svg:width="0.508cm" svg:height="0.508cm" svg:x="8.904cm" svg:y="5.472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9" draw:text-style-name="P8" draw:layer="layout" svg:width="0.508cm" svg:height="0.508cm" svg:x="9.54cm" svg:y="5.472cm">
                    <text:p/>
                    <draw:enhanced-geometry svg:viewBox="0 0 21600 21600" draw:type="rectangle" draw:enhanced-path="M 0 0 L 21600 0 21600 21600 0 21600 0 0 Z N"/>
                  </draw:custom-shape>
                </draw:g>
              </draw:g>
              <draw:frame draw:style-name="gr10" draw:text-style-name="P9" draw:layer="layout" svg:width="2.183cm" svg:height="0.806cm" svg:x="8.622cm" svg:y="2.732cm">
                <draw:text-box>
                  <text:p><text:span text:style-name="T1">reg 15a</text:span></text:p>
                </draw:text-box>
              </draw:frame>
            </draw:g>
            <draw:frame draw:style-name="gr11" draw:text-style-name="P10" draw:layer="layout" svg:width="3.702cm" svg:height="0.569cm" svg:x="7.331cm" svg:y="5.01cm">
              <draw:text-box>
                <text:p><text:span text:style-name="T2">EN <text:s/>VIN <text:s/>GND GND OUT</text:span></text:p>
              </draw:text-box>
            </draw:frame>
          </draw:g>
          <draw:frame draw:style-name="gr12" draw:text-style-name="P12" draw:layer="layout" svg:width="4.037cm" svg:height="1.361cm" svg:x="6.807cm" svg:y="3.522cm">
            <draw:text-box>
              <text:p text:style-name="P11"><text:span text:style-name="T3">Pololu 5V, 2.5A</text:span></text:p>
              <text:p text:style-name="P11"><text:span text:style-name="T3">step down </text:span></text:p>
            </draw:text-box>
          </draw:frame>
        </draw:g>
        <draw:frame draw:style-name="gr13" draw:text-style-name="P13" draw:layer="layout" svg:width="5.868cm" svg:height="0.962cm" svg:x="15.017cm" svg:y="14.235cm">
          <draw:text-box>
            <text:p text:style-name="P11"><text:span text:style-name="T4">2.54mm female headers</text:span></text:p>
          </draw:text-box>
        </draw:frame>
        <draw:frame draw:style-name="gr14" draw:text-style-name="P14" draw:layer="layout" svg:width="5.636cm" svg:height="0.806cm" svg:x="8.882cm" svg:y="17.129cm">
          <draw:text-box>
            <text:p><text:span text:style-name="T4">4-pole 3.5mm jack</text:span></text:p>
          </draw:text-box>
        </draw:frame>
        <draw:frame draw:style-name="gr15" draw:text-style-name="P14" draw:layer="layout" svg:width="4.625cm" svg:height="1.673cm" svg:x="16.375cm" svg:y="3.463cm">
          <draw:text-box>
            <text:p><text:span text:style-name="T4">switch buttons</text:span></text:p>
            <text:p text:style-name="P11"><text:span text:style-name="T4">(optional)</text:span></text:p>
          </draw:text-box>
        </draw:frame>
        <draw:g>
          <draw:g>
            <draw:g>
              <draw:custom-shape draw:style-name="gr16" draw:text-style-name="P1" draw:layer="layout" svg:width="0.998cm" svg:height="0.363cm" svg:x="14.975cm" svg:y="8.5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8.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8.4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7.8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9" draw:text-style-name="P3" draw:layer="layout" svg:width="0.906cm" svg:height="0.909cm" svg:x="15.521cm" svg:y="7.5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15" draw:layer="layout" svg:width="0.546cm" svg:height="0.543cm" svg:x="15.701cm" svg:y="7.7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9.2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1" draw:text-style-name="P3" draw:layer="layout" svg:width="0.906cm" svg:height="0.907cm" svg:x="15.521cm" svg:y="8.98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9.1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0.64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10.3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5" draw:layer="layout" svg:width="0.546cm" svg:height="0.544cm" svg:x="15.701cm" svg:y="10.55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9.93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9.6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5" draw:layer="layout" svg:width="0.546cm" svg:height="0.544cm" svg:x="15.701cm" svg:y="9.84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1.3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9" draw:text-style-name="P3" draw:layer="layout" svg:width="0.906cm" svg:height="0.909cm" svg:x="15.521cm" svg:y="11.08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2" draw:text-style-name="P15" draw:layer="layout" svg:width="0.546cm" svg:height="0.544cm" svg:x="15.701cm" svg:y="11.27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8.54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8.2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8.45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7.82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9" draw:text-style-name="P3" draw:layer="layout" svg:width="0.906cm" svg:height="0.909cm" svg:x="15.521cm" svg:y="7.55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15" draw:layer="layout" svg:width="0.546cm" svg:height="0.543cm" svg:x="15.701cm" svg:y="7.737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9.2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1" draw:text-style-name="P3" draw:layer="layout" svg:width="0.906cm" svg:height="0.907cm" svg:x="15.521cm" svg:y="8.984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9.1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2.73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7" draw:text-style-name="P3" draw:layer="layout" svg:width="0.906cm" svg:height="0.908cm" svg:x="15.521cm" svg:y="12.463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12.64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2.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21" draw:text-style-name="P3" draw:layer="layout" svg:width="0.906cm" svg:height="0.907cm" svg:x="15.521cm" svg:y="11.74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8" draw:text-style-name="P15" draw:layer="layout" svg:width="0.546cm" svg:height="0.545cm" svg:x="15.701cm" svg:y="11.92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16" draw:text-style-name="P1" draw:layer="layout" svg:width="0.998cm" svg:height="0.363cm" svg:x="14.975cm" svg:y="13.4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draw:custom-shape draw:style-name="gr19" draw:text-style-name="P3" draw:layer="layout" svg:width="0.906cm" svg:height="0.909cm" svg:x="15.521cm" svg:y="13.17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20" draw:text-style-name="P15" draw:layer="layout" svg:width="0.546cm" svg:height="0.543cm" svg:x="15.701cm" svg:y="13.359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23" draw:text-style-name="P16" draw:layer="layout" svg:width="5.08cm" svg:height="7.361cm" svg:x="15.605cm" svg:y="7.482cm">
            <draw:text-box>
              <text:p>1 <text:s text:c="2"/>BUTTON 1</text:p>
              <text:p><text:span text:style-name="T5">2 <text:s text:c="2"/></text:span>BUTTON 2</text:p>
              <text:p><text:span text:style-name="T5">3 <text:s text:c="2"/></text:span>BUTTON 3</text:p>
              <text:p><text:span text:style-name="T6">4 <text:s text:c="2"/></text:span><text:span text:style-name="T7">VIDEO</text:span></text:p>
              <text:p>5 <text:s text:c="2"/>AUDIO L</text:p>
              <text:p>6 <text:s text:c="2"/>AUDIO R</text:p>
              <text:p>7 <text:s text:c="2"/>GND</text:p>
              <text:p>8 <text:s text:c="2"/>-</text:p>
              <text:p>9 <text:s text:c="2"/>5V</text:p>
            </draw:text-box>
          </draw:frame>
        </draw:g>
        <draw:g>
          <draw:g>
            <draw:custom-shape draw:style-name="gr24" draw:text-style-name="P1" draw:layer="layout" svg:width="0.657cm" svg:height="0.281cm" svg:x="14.951cm" svg:y="5.76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657cm" svg:height="0.281cm" svg:x="14.951cm" svg:y="4.9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5" draw:text-style-name="P17" draw:layer="layout" svg:width="0.375cm" svg:height="0.75cm" svg:x="15.841cm" svg:y="5.1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8" draw:layer="layout" svg:width="0.657cm" svg:height="1.125cm" svg:x="15.272cm" svg:y="4.92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4" draw:text-style-name="P1" draw:layer="layout" svg:width="0.657cm" svg:height="0.281cm" svg:x="14.951cm" svg:y="4.36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657cm" svg:height="0.281cm" svg:x="14.951cm" svg:y="3.517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7" draw:text-style-name="P17" draw:layer="layout" svg:width="0.375cm" svg:height="0.751cm" svg:x="15.841cm" svg:y="3.704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8" draw:layer="layout" svg:width="0.657cm" svg:height="1.125cm" svg:x="15.272cm" svg:y="3.517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4" draw:text-style-name="P1" draw:layer="layout" svg:width="0.657cm" svg:height="0.281cm" svg:x="14.951cm" svg:y="2.8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" draw:layer="layout" svg:width="0.657cm" svg:height="0.281cm" svg:x="14.951cm" svg:y="2.01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5" draw:text-style-name="P17" draw:layer="layout" svg:width="0.375cm" svg:height="0.75cm" svg:x="15.841cm" svg:y="2.204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8" draw:layer="layout" svg:width="0.657cm" svg:height="1.125cm" svg:x="15.272cm" svg:y="2.016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line draw:style-name="gr28" draw:text-style-name="P11" draw:layer="layout" svg:x1="4.61cm" svg:y1="9.763cm" svg:x2="8.578cm" svg:y2="9.763cm">
          <text:p/>
        </draw:line>
        <draw:frame draw:style-name="gr29" draw:text-style-name="P19" draw:layer="layout" svg:width="3.526cm" svg:height="1.413cm" svg:x="4.937cm" svg:y="8.361cm">
          <draw:text-box>
            <text:p text:style-name="P11"><text:span text:style-name="T8">ATTENTION</text:span></text:p>
            <text:p text:style-name="P11"><text:span text:style-name="T8">~6.4V to 38V </text:span></text:p>
          </draw:text-box>
        </draw:frame>
        <draw:frame draw:style-name="gr30" draw:text-style-name="P13" draw:layer="layout" svg:width="1.905cm" svg:height="0.962cm" svg:x="2.397cm" svg:y="11.16cm">
          <draw:text-box>
            <text:p text:style-name="P11"><text:span text:style-name="T4">DC IN</text:span></text:p>
          </draw:text-box>
        </draw:frame>
        <draw:line draw:style-name="gr31" draw:text-style-name="P11" draw:layer="layout" svg:x1="15.224cm" svg:y1="7.958cm" svg:x2="12.392cm" svg:y2="7.958cm">
          <text:p/>
        </draw:line>
        <draw:g>
          <draw:g>
            <draw:g>
              <draw:g>
                <draw:custom-shape draw:style-name="gr32" draw:text-style-name="P18" draw:layer="layout" svg:width="3.865cm" svg:height="0.662cm" svg:x="8.559cm" svg:y="16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18" draw:layer="layout" svg:width="1.908cm" svg:height="0.732cm" svg:x="12.167cm" svg:y="16.336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34" draw:text-style-name="P3" draw:layer="layout" svg:width="0.166cm" svg:height="0.662cm" svg:x="9.553cm" svg:y="16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" draw:layer="layout" svg:width="0.166cm" svg:height="0.662cm" svg:x="10.548cm" svg:y="16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4" draw:text-style-name="P3" draw:layer="layout" svg:width="0.166cm" svg:height="0.662cm" svg:x="11.541cm" svg:y="16.37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custom-shape draw:style-name="gr35" draw:text-style-name="P3" draw:layer="layout" svg:width="3.433cm" svg:height="2.032cm" svg:x="5.292cm" svg:y="15.68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6" draw:text-style-name="P20" draw:layer="layout" svg:width="4.318cm" svg:height="0.762cm" svg:x="8.567cm" svg:y="16.621cm">
            <draw:text-box>
              <text:p><text:span text:style-name="T9">GND <text:s text:c="5"/>VIDEO <text:s text:c="6"/>R <text:s text:c="12"/>L</text:span></text:p>
            </draw:text-box>
          </draw:frame>
        </draw:g>
        <draw:line draw:style-name="gr37" draw:text-style-name="P11" draw:layer="layout" svg:x1="9.122cm" svg:y1="11.795cm" svg:x2="9.122cm" svg:y2="16.629cm">
          <text:p/>
        </draw:line>
        <draw:line draw:style-name="gr28" draw:text-style-name="P11" draw:layer="layout" svg:x1="8.525cm" svg:y1="5.645cm" svg:x2="8.525cm" svg:y2="9.833cm">
          <text:p/>
        </draw:line>
        <draw:line draw:style-name="gr38" draw:text-style-name="P11" draw:layer="layout" svg:x1="15.224cm" svg:y1="8.72cm" svg:x2="13.065cm" svg:y2="8.72cm">
          <text:p/>
        </draw:line>
        <draw:line draw:style-name="gr39" draw:text-style-name="P11" draw:layer="layout" svg:x1="15.224cm" svg:y1="9.447cm" svg:x2="13.7cm" svg:y2="9.447cm">
          <text:p/>
        </draw:line>
        <draw:line draw:style-name="gr40" draw:text-style-name="P11" draw:layer="layout" svg:x1="15.224cm" svg:y1="10.144cm" svg:x2="10.017cm" svg:y2="10.144cm">
          <text:p/>
        </draw:line>
        <draw:line draw:style-name="gr41" draw:text-style-name="P11" draw:layer="layout" svg:x1="15.224cm" svg:y1="10.779cm" svg:x2="12.018cm" svg:y2="10.779cm">
          <text:p/>
        </draw:line>
        <draw:line draw:style-name="gr42" draw:text-style-name="P11" draw:layer="layout" svg:x1="15.224cm" svg:y1="11.541cm" svg:x2="11.102cm" svg:y2="11.541cm">
          <text:p/>
        </draw:line>
        <draw:line draw:style-name="gr43" draw:text-style-name="P11" draw:layer="layout" svg:x1="15.224cm" svg:y1="12.176cm" svg:x2="9.128cm" svg:y2="12.176cm">
          <text:p/>
        </draw:line>
        <draw:line draw:style-name="gr44" draw:text-style-name="P11" draw:layer="layout" svg:x1="15.224cm" svg:y1="13.673cm" svg:x2="10.347cm" svg:y2="13.673cm">
          <text:p/>
        </draw:line>
        <draw:line draw:style-name="gr43" draw:text-style-name="P11" draw:layer="layout" svg:x1="9.128cm" svg:y1="5.699cm" svg:x2="9.128cm" svg:y2="12.176cm">
          <text:p/>
        </draw:line>
        <draw:line draw:style-name="gr44" draw:text-style-name="P11" draw:layer="layout" svg:x1="10.398cm" svg:y1="5.699cm" svg:x2="10.398cm" svg:y2="13.7cm">
          <text:p/>
        </draw:line>
        <draw:line draw:style-name="gr43" draw:text-style-name="P11" draw:layer="layout" svg:x1="15.224cm" svg:y1="2.905cm" svg:x2="11.477cm" svg:y2="2.905cm">
          <text:p/>
        </draw:line>
        <draw:line draw:style-name="gr43" draw:text-style-name="P11" draw:layer="layout" svg:x1="4.683cm" svg:y1="10.906cm" svg:x2="9.128cm" svg:y2="10.906cm">
          <text:p/>
        </draw:line>
        <draw:line draw:style-name="gr45" draw:text-style-name="P11" draw:layer="layout" svg:x1="10.07cm" svg:y1="10.145cm" svg:x2="10.07cm" svg:y2="16.629cm">
          <text:p/>
        </draw:line>
        <draw:line draw:style-name="gr46" draw:text-style-name="P11" draw:layer="layout" svg:x1="11.154cm" svg:y1="11.571cm" svg:x2="11.154cm" svg:y2="16.629cm">
          <text:p/>
        </draw:line>
        <draw:line draw:style-name="gr47" draw:text-style-name="P11" draw:layer="layout" svg:x1="12.07cm" svg:y1="10.809cm" svg:x2="12.07cm" svg:y2="16.629cm">
          <text:p/>
        </draw:line>
        <draw:line draw:style-name="gr43" draw:text-style-name="P11" draw:layer="layout" svg:x1="15.224cm" svg:y1="4.429cm" svg:x2="11.541cm" svg:y2="4.429cm">
          <text:p/>
        </draw:line>
        <draw:line draw:style-name="gr43" draw:text-style-name="P11" draw:layer="layout" svg:x1="15.224cm" svg:y1="5.826cm" svg:x2="11.541cm" svg:y2="5.826cm">
          <text:p/>
        </draw:line>
        <draw:line draw:style-name="gr48" draw:text-style-name="P21" draw:layer="layout" svg:x1="11.525cm" svg:y1="2.855cm" svg:x2="11.525cm" svg:y2="7.327cm">
          <text:p/>
        </draw:line>
        <draw:line draw:style-name="gr48" draw:text-style-name="P21" draw:layer="layout" svg:x1="9.128cm" svg:y1="7.277cm" svg:x2="11.568cm" svg:y2="7.277cm">
          <text:p/>
        </draw:line>
        <draw:frame draw:style-name="gr29" draw:text-style-name="P22" draw:layer="layout" svg:width="3.526cm" svg:height="1.413cm" svg:x="4.937cm" svg:y="10.902cm">
          <draw:text-box>
            <text:p text:style-name="P11"><text:span text:style-name="T10">COMMON GROUND</text:span></text:p>
          </draw:text-box>
        </draw:frame>
        <draw:line draw:style-name="gr31" draw:text-style-name="P11" draw:layer="layout" svg:x1="15.224cm" svg:y1="2.085cm" svg:x2="12.379cm" svg:y2="2.085cm">
          <text:p/>
        </draw:line>
        <draw:line draw:style-name="gr38" draw:text-style-name="P11" draw:layer="layout" svg:x1="15.224cm" svg:y1="3.647cm" svg:x2="13.065cm" svg:y2="3.647cm">
          <text:p/>
        </draw:line>
        <draw:line draw:style-name="gr39" draw:text-style-name="P11" draw:layer="layout" svg:x1="15.224cm" svg:y1="5.109cm" svg:x2="13.7cm" svg:y2="5.109cm">
          <text:p/>
        </draw:line>
        <draw:line draw:style-name="gr49" draw:text-style-name="P21" draw:layer="layout" svg:x1="12.43cm" svg:y1="2.034cm" svg:x2="12.43cm" svg:y2="8.011cm">
          <text:p/>
        </draw:line>
        <draw:line draw:style-name="gr50" draw:text-style-name="P21" draw:layer="layout" svg:x1="13.092cm" svg:y1="3.593cm" svg:x2="13.092cm" svg:y2="8.769cm">
          <text:p/>
        </draw:line>
        <draw:line draw:style-name="gr51" draw:text-style-name="P21" draw:layer="layout" svg:x1="13.7cm" svg:y1="5.062cm" svg:x2="13.7cm" svg:y2="9.497cm">
          <text:p/>
        </draw:line>
        <draw:frame draw:style-name="gr52" draw:text-style-name="P23" draw:layer="layout" svg:width="4.464cm" svg:height="2.249cm" svg:x="15.821cm" svg:y="15.648cm">
          <draw:text-box>
            <text:p><text:span text:style-name="T11">FPV dock</text:span></text:p>
            <text:p><text:span text:style-name="T11">by Wojk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1T20:02:24.066630492</meta:creation-date>
    <dc:date>2019-06-02T10:13:55.719176233</dc:date>
    <meta:editing-duration>PT2H12M1S</meta:editing-duration>
    <meta:editing-cycles>27</meta:editing-cycles>
    <meta:generator>LibreOffice/6.2.4.2$MacOSX_X86_64 LibreOffice_project/2412653d852ce75f65fbfa83fb7e7b669a126d64</meta:generator>
    <meta:document-statistic meta:object-count="157"/>
  </office:meta>
</office:document-meta>
</file>